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Heading_20_3">
      <style:text-properties officeooo:paragraph-rsid="000f50f9"/>
    </style:style>
    <style:style style:name="P10" style:family="paragraph" style:parent-style-name="Heading_20_3">
      <style:paragraph-properties fo:text-align="center" style:justify-single-word="false"/>
      <style:text-properties officeooo:paragraph-rsid="000f50f9"/>
    </style:style>
    <style:style style:name="P11"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2"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3"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4" style:family="paragraph" style:parent-style-name="Text_20_body">
      <style:paragraph-properties fo:margin-left="0.9846in" fo:margin-right="0in" fo:text-indent="0in" style:auto-text-indent="false"/>
      <style:text-properties officeooo:paragraph-rsid="0029820e"/>
    </style:style>
    <style:style style:name="P15" style:family="paragraph" style:parent-style-name="Text_20_body">
      <style:paragraph-properties fo:margin-left="0.9846in" fo:margin-right="0in" fo:text-indent="0in" style:auto-text-indent="false"/>
      <style:text-properties officeooo:paragraph-rsid="002eadc6"/>
    </style:style>
    <style:style style:name="P16" style:family="paragraph" style:parent-style-name="Text_20_body">
      <style:paragraph-properties fo:margin-left="0.9846in" fo:margin-right="0in" fo:text-indent="0in" style:auto-text-indent="false"/>
      <style:text-properties officeooo:paragraph-rsid="00388490"/>
    </style:style>
    <style:style style:name="P17" style:family="paragraph" style:parent-style-name="Text_20_body">
      <style:paragraph-properties fo:margin-left="0.9846in" fo:margin-right="0in" fo:text-indent="0in" style:auto-text-indent="false"/>
      <style:text-properties officeooo:paragraph-rsid="003b455e"/>
    </style:style>
    <style:style style:name="P18" style:family="paragraph" style:parent-style-name="indent-big">
      <style:paragraph-properties fo:text-align="start" style:justify-single-word="false"/>
      <style:text-properties fo:language="none" fo:country="none" style:language-asian="none" style:country-asian="none"/>
    </style:style>
    <style:style style:name="P19"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20" style:family="paragraph" style:parent-style-name="Text_20_body">
      <style:paragraph-properties fo:margin-left="0.4925in" fo:margin-right="0in" fo:text-indent="0in" style:auto-text-indent="false"/>
      <style:text-properties officeooo:paragraph-rsid="00388490"/>
    </style:style>
    <style:style style:name="P21" style:family="paragraph" style:parent-style-name="Text_20_body">
      <style:text-properties officeooo:paragraph-rsid="0047acbe"/>
    </style:style>
    <style:style style:name="P22" style:family="paragraph" style:parent-style-name="Heading_20_1" style:master-page-name="Standard">
      <style:paragraph-properties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officeooo:rsid="00105bb5"/>
    </style:style>
    <style:style style:name="T3" style:family="text">
      <style:text-properties officeooo:rsid="0010c590"/>
    </style:style>
    <style:style style:name="T4" style:family="text">
      <style:text-properties officeooo:rsid="001160b9"/>
    </style:style>
    <style:style style:name="T5" style:family="text">
      <style:text-properties officeooo:rsid="00131786"/>
    </style:style>
    <style:style style:name="T6" style:family="text">
      <style:text-properties officeooo:rsid="00132abb"/>
    </style:style>
    <style:style style:name="T7" style:family="text">
      <style:text-properties officeooo:rsid="0015451c"/>
    </style:style>
    <style:style style:name="T8" style:family="text">
      <style:text-properties officeooo:rsid="0015fe1b"/>
    </style:style>
    <style:style style:name="T9" style:family="text">
      <style:text-properties officeooo:rsid="0016ac27"/>
    </style:style>
    <style:style style:name="T10" style:family="text">
      <style:text-properties officeooo:rsid="0016d9c1"/>
    </style:style>
    <style:style style:name="T11" style:family="text">
      <style:text-properties officeooo:rsid="00177ea2"/>
    </style:style>
    <style:style style:name="T12" style:family="text">
      <style:text-properties officeooo:rsid="001a0ff3"/>
    </style:style>
    <style:style style:name="T13" style:family="text">
      <style:text-properties officeooo:rsid="001b1cea"/>
    </style:style>
    <style:style style:name="T14" style:family="text">
      <style:text-properties officeooo:rsid="001d3f43"/>
    </style:style>
    <style:style style:name="T15" style:family="text">
      <style:text-properties officeooo:rsid="001ee9d7"/>
    </style:style>
    <style:style style:name="T16" style:family="text">
      <style:text-properties officeooo:rsid="001f2dae"/>
    </style:style>
    <style:style style:name="T17" style:family="text">
      <style:text-properties officeooo:rsid="002029b4"/>
    </style:style>
    <style:style style:name="T18" style:family="text">
      <style:text-properties officeooo:rsid="0021d915"/>
    </style:style>
    <style:style style:name="T19" style:family="text">
      <style:text-properties officeooo:rsid="00235e0f"/>
    </style:style>
    <style:style style:name="T2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21" style:family="text">
      <style:text-properties officeooo:rsid="002455f2"/>
    </style:style>
    <style:style style:name="T22" style:family="text">
      <style:text-properties officeooo:rsid="00262c81"/>
    </style:style>
    <style:style style:name="T23" style:family="text">
      <style:text-properties officeooo:rsid="0027090f"/>
    </style:style>
    <style:style style:name="T24" style:family="text">
      <style:text-properties officeooo:rsid="0027336b"/>
    </style:style>
    <style:style style:name="T25" style:family="text">
      <style:text-properties officeooo:rsid="002763ad"/>
    </style:style>
    <style:style style:name="T26" style:family="text">
      <style:text-properties officeooo:rsid="0028656c"/>
    </style:style>
    <style:style style:name="T27" style:family="text">
      <style:text-properties officeooo:rsid="0029820e"/>
    </style:style>
    <style:style style:name="T28" style:family="text">
      <style:text-properties officeooo:rsid="002a234a"/>
    </style:style>
    <style:style style:name="T29" style:family="text">
      <style:text-properties officeooo:rsid="002b575d"/>
    </style:style>
    <style:style style:name="T30" style:family="text">
      <style:text-properties officeooo:rsid="002cb16c"/>
    </style:style>
    <style:style style:name="T31" style:family="text">
      <style:text-properties officeooo:rsid="0031db1b"/>
    </style:style>
    <style:style style:name="T32" style:family="text">
      <style:text-properties officeooo:rsid="00327653"/>
    </style:style>
    <style:style style:name="T33" style:family="text">
      <style:text-properties officeooo:rsid="0033af24"/>
    </style:style>
    <style:style style:name="T34" style:family="text">
      <style:text-properties officeooo:rsid="0034424c"/>
    </style:style>
    <style:style style:name="T35" style:family="text">
      <style:text-properties officeooo:rsid="00363834"/>
    </style:style>
    <style:style style:name="T36" style:family="text">
      <style:text-properties officeooo:rsid="00375486"/>
    </style:style>
    <style:style style:name="T37" style:family="text">
      <style:text-properties officeooo:rsid="00388490"/>
    </style:style>
    <style:style style:name="T38" style:family="text">
      <style:text-properties officeooo:rsid="0039575f"/>
    </style:style>
    <style:style style:name="T39" style:family="text">
      <style:text-properties officeooo:rsid="003b455e"/>
    </style:style>
    <style:style style:name="T40" style:family="text">
      <style:text-properties officeooo:rsid="003d14fa"/>
    </style:style>
    <style:style style:name="T41" style:family="text">
      <style:text-properties officeooo:rsid="003d24c7"/>
    </style:style>
    <style:style style:name="T42" style:family="text">
      <style:text-properties officeooo:rsid="003d51bc"/>
    </style:style>
    <style:style style:name="T43" style:family="text">
      <style:text-properties officeooo:rsid="003e0318"/>
    </style:style>
    <style:style style:name="T44" style:family="text">
      <style:text-properties officeooo:rsid="00422cde"/>
    </style:style>
    <style:style style:name="T45" style:family="text">
      <style:text-properties officeooo:rsid="00461c1f"/>
    </style:style>
    <style:style style:name="T46" style:family="text">
      <style:text-properties officeooo:rsid="004b4e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Круглая Радуга</text:h>
      <text:p text:style-name="P1">Посвящается Ричарду Фаринья</text:p>
      <text:h text:style-name="P10" text:outline-level="3">1</text:h>
      <text:h text:style-name="P10" text:outline-level="3">За пределами Нуля</text:h>
      <text:h text:style-name="P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2">закачаешься</text:span>: хрустальный дворец вдр<text:span text:style-name="T2">ызг</text:span>. Однако, в полной темноте, без проблеска света, <text:span text:style-name="T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н</text:span>ых среди прочей всячины, которую <text:span text:style-name="T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5">трухлый</text:span> бетон, <text:span text:style-name="T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6">давно</text:span> минувших дней, запахи керосинных зим, воскресных дней без уличного движения, кораллоподобно <text:span text:style-name="T7">необъяснимого</text:span> живого роста, начали вписыват<text:span text:style-name="T7">ь</text:span>ся в крутизны поворотов и миновать одиночные разъезды с кислым запахом <text:soft-page-break/>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9">опорах</text:span> в тёмно-зелёной краске, свисают <text:span text:style-name="T1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12">до единой </text:span>и только <text:span text:style-name="T13">лишь </text:span>призраки их, <text:span text:style-name="T13">недвижимые подобно</text:span> рисунк<text:span text:style-name="T13">ам</text:span> в пещере, застыли <text:span text:style-name="T13">по</text:span> стена<text:span text:style-name="T13">м</text:span> упрямым свечением… беженцев забирают партиями, на лифте—дощатая п<text:span text:style-name="T1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4">из </text:span>этаже<text:span text:style-name="T14">й</text:span> беженцы продвигаются и <text:span text:style-name="T14">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4">чего уж</text:span> перебирать <text:span text:style-name="T14">меблировкой</text:span>, раз <text:span text:style-name="T14">докатились</text:span> до такого? Под ногами хрустит древнейшая грязь города, последние напластования всего, что город <text:span text:style-name="T14">отжал</text:span>, чем <text:span text:style-name="T14">пуг</text:span>ал, лгал своим детям. Кому не сл<text:span text:style-name="T15">ышался этот</text:span> голос, <text:span text:style-name="T15">задушевный такой</text:span>, типа, <text:span text:style-name="T15">только между нами</text:span>: «<text:span text:style-name="T15">Да</text:span> ты <text:span text:style-name="T15">ж </text:span>и <text:span text:style-name="T15">сам </text:span>не вери<text:span text:style-name="T16">л</text:span>, <text:span text:style-name="T15">что</text:span> спасёшься. <text:span text:style-name="T17">Чего там</text:span>, теперь-<text:span text:style-name="T16">то все</text:span> мы уж<text:span text:style-name="T16">е</text:span> знаем <text:span text:style-name="T1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20">а́</text:span>м: начинает различаться сб<text:span text:style-name="T18">род</text:span> <text:span text:style-name="T18">перепившихся</text:span> <text:span text:style-name="T19">гуляк</text:span>, и в форме, и без, в обнимку с пустыми или полупустыми бутылками, <text:span text:style-name="T19">тут</text:span> развесился на стуле, <text:span text:style-name="T19">там</text:span> свернулся калачиком в нетопленном камине, вон те раскинулись на диванах, <text:span text:style-name="T19">поверх затоптанных</text:span> ковр<text:span text:style-name="T19">ов</text:span>, в шезлонгах на разных уровнях громадного зала, храпя<text:span text:style-name="T19">т</text:span> и сопя<text:span text:style-name="T19">т</text:span> на все лады <text:span text:style-name="T1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9">тянувшиеся</text:span> вокруг горизонталы, товарищи по оружию, поразрумянились, <text:span text:style-name="T19">будто</text:span> компашка голландских мужиков, которым снится их воскрешение в следующие пару минут. </text:p>
      <text:p text:style-name="Text_20_body"><text:soft-page-break/>По званию он Капитан, имя <text:span text:style-name="T21">Джеффри</text:span> («Пират») Прентис. Поверх него тёплое одеяло шотландской расцветки из оранжевого, ржавого, алого. У его черепа такое ощущение, словно <text:span text:style-name="T21">его</text:span> отли<text:span text:style-name="T21">ли</text:span> из металла. </text:p>
      <text:p text:style-name="Text_20_body">Прямиком над ним, на высоте четырёх метров, Тэди Блот вот-вот свалится с балкончика музыкантов, <text:span text:style-name="T21">из</text:span>брав для падения дыру, которую кто-то в грандиозном бзике прошиб несколько недель назад в эбонитовых до<text:span text:style-name="T2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21">аккомпанемент</text:span> зазвякавших пружин сетки. Одна из ножек отлетает прочь. «Доброе утро»,– <text:span text:style-name="T21">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21">помимо этого</text:span> шло <text:span text:style-name="T22">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23">с</text:span> к тому добавки из недопереваренной пищи <text:span text:style-name="T2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2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23">желают </text:span>хоть одним глазком <text:span text:style-name="T2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text:soft-page-break/>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2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text:soft-page-break/>Пират взглядывает на свои часы. Не с чего отсчитать. Поры лица начинает пощипывать. Стирая все мысли—как учат <text:span text:style-name="T2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8"><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1"/>
      <text:p text:style-name="P12">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25">e</text:span>. Господь выдернул её ради него из <text:soft-page-break/>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25">Вы</text:span>жидая секунд<text:span text:style-name="T2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4">А ну, оторви-ка свою жопу от пола,</text:p>
      <text:p text:style-name="P14">(пожуй банан-чик) </text:p>
      <text:p text:style-name="P14">Зубы почисть и вперёд, на войну! </text:p>
      <text:p text:style-name="P14">Махни на прощанье <text:span text:style-name="T27">своей </text:span>спящей стране, </text:p>
      <text:p text:style-name="P14">И мечтам пошли поцелуй, </text:p>
      <text:p text:style-name="P14">Скажи Мисс Гребл, </text:p>
      <text:p text:style-name="P14">У тебя не стои́т, </text:p>
      <text:p text:style-name="P14">И не встанет до самой Победы, о, </text:p>
      <text:p text:style-name="P14">Но в мирное время всё будет торчком, </text:p>
      <text:p text:style-name="P14">(пожуй банан-чик) </text:p>
      <text:p text:style-name="P14">Вино шипучее, девульки жгучие— </text:p>
      <text:p text:style-name="P14">Осталось лишь пару немчур победить,</text:p>
      <text:p text:style-name="P14">Так улыбнись пошире, улыбкой лучшей в мире, </text:p>
      <text:p text:style-name="P14">Не заставляй нас повторять— </text:p>
      <text:p text:style-name="P14">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27">а</text:span>бичем, <text:soft-page-break/>поперёк которо<text:span text:style-name="T2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27">по</text:span> все<text:span text:style-name="T27">м</text:span> комнат<text:span text:style-name="T27">ам</text:span> ширится, <text:s/>сменяя застойный дым ночи, <text:span text:style-name="T28">вперемешку с </text:span>алкогол<text:span text:style-name="T28">ем</text:span> и п<text:span text:style-name="T20">о́</text:span>т<text:span text:style-name="T28">ом</text:span>, хрупкий, райск<text:span text:style-name="T2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29">но вот </text:span>так, без экивоков, Смерть посылают на хуй—живая генетическая цепочка оказывается достаточно лабиринтной, чтоб сохран<text:span text:style-name="T3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29">посреди</text:span> войн<text:span text:style-name="T2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29">окружает</text:span> побереж<text:span text:style-name="T29">ья</text:span> громадного трапезного стола, остров южных морей за пару тропиков от промозглых средневековых фантазий Коридона Роспа, <text:span text:style-name="T2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29">один </text:span>француз наблюдая <text:soft-page-break/>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29">с</text:span>аны, банановые пельмени, банановый джем, банановый хлеб и бананы обожжённые на пламени коньяка многолетней выдержки, который Пират при<text:span text:style-name="T29">хватил</text:span> с собой в прошлом году из винного погреба в <text:span text:style-name="T2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3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33">возвращаясь</text:span> в трапезную к остальным, что наслаждаются своим банановым изобилием, густое насыщенье их изголодалых нёб <text:span text:style-name="T30">потерялось </text:span>где-то по ходу утра протяну<text:span text:style-name="T30">того</text:span> между ним и ими. <text:span text:style-name="T30">Разобщены н</text:span>а сотню миль, и <text:span text:style-name="T30"><text:s/></text:span>так <text:span text:style-name="T3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30">и впрямь</text:span> начали собираться. Команда американских сапёров высыпали на дорогу, <text:span text:style-name="T30">топают</text:span> расчищать какие-то руины неподалёку, <text:s/>и поют: </text:p>
      <text:p text:style-name="P15">Ух…</text:p>
      <text:p text:style-name="P15">Холодней, чем титьки ведьмы! </text:p>
      <text:p text:style-name="P15">Холодней ведра</text:p>
      <text:p text:style-name="P15">пингвиньего дерьма! </text:p>
      <text:p text:style-name="P15">Холодней, чем шерсть</text:p>
      <text:p text:style-name="P15"><text:soft-page-break/>на заднице полярного медведя! </text:p>
      <text:p text:style-name="P15">И даже, чем иней на </text:p>
      <text:p text:style-name="P15">фужере шампанского вина! </text:p>
      <text:p text:style-name="P19"/>
      <text:p text:style-name="P13">Нет, они <text:span text:style-name="T3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35">хотели</text:span>… Трансильванские мадьяры, умеют порчу насылать… шепчут <text:span text:style-name="T36">среди</text:span> ноч<text:span text:style-name="T36">и</text:span>… Ну, <text:span text:style-name="T3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36">новение</text:span> в фантазии посторонних: способность даже, брать на себя бремя управления ими, в данном случае <text:span text:style-name="T36">это всё</text:span> нафантазил румынский эмигрант-роялист, который может пригодиться в недалёком будущем. Этот его дар Фирма <text:span text:style-name="T36">считает</text:span> крайне полезным: в наше время не тронутые умственно лидеры и прочие исторические фигуры <text:span text:style-name="T36">нужны как воздух</text:span>. <text:span text:style-name="T3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36">схронов</text:span>, под ветерком овевающ<text:span text:style-name="T36">и</text:span>м их бунгало, пить за них что им вредно, <text:span text:style-name="T37">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37">возбуждаться</text:span> вместо них до эрекции <text:span text:style-name="T37">от </text:span>непрошенны<text:span text:style-name="T37">х</text:span> мысл<text:span text:style-name="T37">ей</text:span>, которые по мнению докторов не совсем того… страшится всего, что не должно <text:span text:style-name="T37">в</text:span>ызывать в них страха… тут будет уместным вспомнить слова П.М.С. Блакета: «Н<text:span text:style-name="T37">а войне н</text:span>ельзя руковод<text:span text:style-name="T37">ствоваться</text:span> порывами эмоций». <text:span text:style-name="T37">Вот и</text:span> мурлы<text:span text:style-name="T37">чь</text:span> себе тот тупой мотивчик, которому тебя обучали, <text:span text:style-name="T43">да</text:span> постарайся хуйни не напороть: </text:p>
      <text:p text:style-name="P16">Да—я—тот </text:p>
      <text:p text:style-name="P16">Самый, кто бредёт </text:p>
      <text:p text:style-name="P16">сквозь их фан-тази-и! </text:p>
      <text:p text:style-name="P16">Переживаю вместо них— </text:p>
      <text:p text:style-name="P16">Даже когда на девушку я вла-зи-ю— </text:p>
      <text:p text:style-name="P16">Приходится мне думать за других, </text:p>
      <text:p text:style-name="P16">Я знаю наперёд кому придёт черёд… </text:p>
      <text:p text:style-name="P16"/>
      <text:p text:style-name="P20">[И тут вступают тубы, баритоны и тромбоны в единой октаве] </text:p>
      <text:p text:style-name="P16"/>
      <text:p text:style-name="P16">И мне по барабану, что опааааасно это, </text:p>
      <text:p text:style-name="P16">Опасность – крыша, с которой я упал давным-давно— </text:p>
      <text:p text:style-name="P16">А когда мне придёт каюк, ты не печалься, друг, </text:p>
      <text:p text:style-name="P16"><text:soft-page-break/>Поссы на мой надгробный камень, </text:p>
      <text:p text:style-name="P16">Пивасиком, что задолжал мне, </text:p>
      <text:p text:style-name="P16">И—вперёд! </text:p>
      <text:p text:style-name="P7"/>
      <text:p text:style-name="Text_20_body"><text:span text:style-name="T3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38">в настолько</text:span> непредсказуемые масштаб<text:span text:style-name="T3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38">из</text:span>лишнюю хромосому Симптома Дауна, точно по темечку. С какого-то момента он <text:span text:style-name="T38">понимал </text:span>уже, что некоторые эпизоды в его снах принадлежат не ему. Не потому что об этом, уже наяву, свидетельствовал дотошный анализ <text:span text:style-name="T38">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3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а ночью у тебя забулькает, а?» И тут он уставился на одно<text:span text:style-name="T3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4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38">состоялся</text:span> первый эпизод вне условий какого-либо сна—это случилось в <text:span text:style-name="T38">ходе </text:span>его Киплинговск<text:span text:style-name="T38">ого</text:span> период<text:span text:style-name="T3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text:soft-page-break/>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38">лучше</text:span>, <text:span text:style-name="T3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text:span text:style-name="T41">по братски</text:span>. Так что, конечно, Пират сделал ошибку, когда признал <text:span text:style-name="T38">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41">способных устраивать дела</text:span>,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39">для прочтения</text:span> <text:span text:style-name="T39">давних</text:span>, глипто-древни<text:span text:style-name="T39">х </text:span>письм<text:span text:style-name="T39">ён</text:span> в <text:span text:style-name="T3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41">направился</text:span> к этой <text:span text:style-name="T41">непонятности</text:span>. <text:span text:style-name="T41">Та</text:span> <text:span text:style-name="T41">за</text:span>скользи<text:span text:style-name="T41">ла</text:span> ему навстречу по камням мостовой медленно, как слизняк, оставляя в улице позади себя след с непонятно слизистым отблеском, исходивши<text:span text:style-name="T41">м</text:span> никак не от тумана. В разделя<text:span text:style-name="T41">ющ</text:span>ем их пространстве <text:span text:style-name="T4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3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39">а</text:span>лись судьбы всей Европы: </text:p>
      <text:p text:style-name="Text_20_body"/>
      <text:p text:style-name="P17">Никто не-знает-где на-карте,</text:p>
      <text:p text:style-name="P17"><text:soft-page-break/>Кто-б-мог подумать всё пойдёт-с-того? </text:p>
      <text:p text:style-name="P17">Но всякий серб иль монте-негро-ец </text:p>
      <text:p text:style-name="P17">Только и ждут, что грянет наконец— </text:p>
      <text:p text:style-name="P17">О, милая, пакуй мой саквояж, </text:p>
      <text:p text:style-name="P17">И прикури сигару мне потолще, </text:p>
      <text:p text:style-name="P17">Пиши мне до востр-ебо-вания: </text:p>
      <text:p text:style-name="P17">Вос-точный Экс-пресс, </text:p>
      <text:p text:style-name="P17">В сан-джак Но-ви Па-зар! </text:p>
      <text:p text:style-name="P8"/>
      <text:p text:style-name="P21">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45">й</text:span>ся своих владелиц, висит у трактирных фонарей Ист-Енда, покуда Аденоид не прекращает бесчинств, но не заглатывает в жертву кого п<text:span text:style-name="T20">о́</text:span>падя, нет, у злобного Аденоида имеется общий план, в соответствии с которым ведётся отбор определённых особ—<text:span text:style-name="T41">с учётом</text:span> предстоящи<text:span text:style-name="T41">х</text:span> выбор<text:span text:style-name="T41">ов</text:span>, ширящ<text:span text:style-name="T41">его</text:span>ся невысказанн<text:span text:style-name="T41">ого</text:span> недовольств<text:span text:style-name="T41">а</text:span> в Англии, вверга<text:span text:style-name="T4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3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переваривает несчастных—но вместо криков только хохот, им это по кайфу….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42">ов</text:span> на их маршруте перехватывают твёрдо-пупырчаты<text:span text:style-name="T42">е</text:span> щупальца <text:s/>Аденоида бежево-светящегося цвета, телеграфная связь отключается по малейшей прихоти Твари. Каждое утро лорду Блатрарду Осмо <text:soft-page-break/>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40">н</text:span>улся. Хотя ему и удалось разработать ломаный диалект, на котором они с Аденоидом могли общаться, его <text:span text:style-name="T4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Аденоид,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4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42">ужасаясь</text:span> его грандиозностью—но только не <text:s/>второй мировой, разумеется. Впрочем, Пирату <text:span text:style-name="T40">в тот период</text:span> Фирма позволяла лишь крошечно гомеопатические дозы мира, чтобы он не пошёл вразнос, но, <text:span text:style-name="T42">вместе с тем,</text:span> <text:span text:style-name="T42">чтобы</text:span> <text:span text:style-name="T46">и </text:span>не отравился <text:s/>ими.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1T19:47:54.220648405</dc:date>
    <meta:editing-cycles>51</meta:editing-cycles>
    <meta:editing-duration>P7DT1H32M33S</meta:editing-duration>
    <meta:generator>LibreOffice/6.1.5.2$Linux_X86_64 LibreOffice_project/10$Build-2</meta:generator>
    <meta:document-statistic meta:table-count="0" meta:image-count="2" meta:object-count="0" meta:page-count="13" meta:paragraph-count="117" meta:word-count="5165" meta:character-count="35636" meta:non-whitespace-character-count="30471"/>
  </office:meta>
</office:document-meta>
</file>